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gradient" draw:fill-gradient-name="Gradient_20_11" draw:textarea-vertical-align="middle"/>
    </style:style>
    <style:style style:name="gr2" style:family="graphic" style:parent-style-name="standard">
      <style:graphic-properties svg:stroke-color="#000000" draw:fill="solid" draw:fill-color="#000000" draw:textarea-vertical-align="middle"/>
    </style:style>
    <style:style style:name="gr3" style:family="graphic" style:parent-style-name="standard">
      <style:graphic-properties draw:stroke="solid" svg:stroke-width="0.1cm" svg:stroke-color="#111111" draw:marker-start-width="0.5cm" draw:marker-end-width="0.5cm" draw:fill="gradient" draw:fill-color="#ffff00" draw:fill-gradient-name="Gradient_20_9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ircle draw:style-name="gr1" draw:text-style-name="P1" draw:layer="layout" svg:width="15.1cm" svg:height="15.1cm" svg:x="2cm" svg:y="2cm">
          <text:p/>
        </draw:circle>
        <draw:ellipse draw:style-name="gr2" draw:text-style-name="P1" draw:layer="layout" svg:width="12.8cm" svg:height="12.182cm" svg:x="2.461cm" svg:y="4.718cm">
          <text:p/>
        </draw:ellipse>
        <draw:rect draw:style-name="gr3" draw:text-style-name="P1" draw:layer="layout" svg:width="11.406cm" svg:height="1.97cm" draw:transform="skewX (-0.0507890812330254) rotate (0.707905544608766) translate (3.577cm 13.868cm)">
          <text:p/>
        </draw:rect>
        <draw:rect draw:style-name="gr3" draw:text-style-name="P1" draw:layer="layout" svg:width="6.507cm" svg:height="1.97cm" draw:transform="skewX (-0.00610865238197893) rotate (0.713839664065546) translate (3.972cm 9.182cm)">
          <text:p/>
        </draw:rect>
        <draw:rect draw:style-name="gr3" draw:text-style-name="P1" draw:layer="layout" svg:width="6.507cm" svg:height="1.97cm" draw:transform="skewX (-0.00610865238197893) rotate (0.713839664065546) translate (8.8cm 13.56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radial" draw:cx="75%" draw:cy="15%" draw:start-color="#000000" draw:end-color="#ffffff" draw:start-intensity="100%" draw:end-intensity="100%" draw:border="0%"/>
    <draw:gradient draw:name="Gradient_20_11" draw:display-name="Gradient 11" draw:style="radial" draw:cx="75%" draw:cy="15%" draw:start-color="#111111" draw:end-color="#ffffff" draw:start-intensity="100%" draw:end-intensity="100%" draw:border="0%"/>
    <draw:gradient draw:name="Gradient_20_9" draw:display-name="Gradient 9" draw:style="radial" draw:cx="95%" draw:cy="0%" draw:start-color="#ffcc00" draw:end-color="#ff3333" draw:start-intensity="100%" draw:end-intensity="10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9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de Lima Oliveira</meta:initial-creator>
    <meta:creation-date>2021-05-26T20:12:13.53</meta:creation-date>
    <dc:date>2021-05-26T20:49:56.43</dc:date>
    <dc:creator>Daniel de Lima Oliveira</dc:creator>
    <meta:editing-duration>PT18M49S</meta:editing-duration>
    <meta:editing-cycles>5</meta:editing-cycles>
    <meta:generator>OpenOffice/4.1.10$Win32 OpenOffice.org_project/4110m2$Build-9807</meta:generator>
    <meta:document-statistic meta:object-count="5"/>
  </office:meta>
</office:document-meta>
</file>